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This spreadsheet is used to prepare the changelog:</text:p>
          </table:table-cell>
          <table:table-cell table:number-columns-repeated="10"/>
        </table:table-row>
        <table:table-row table:style-name="ro1">
          <table:table-cell office:value-type="string">
            <text:p>1. Execute a query in the bugtracker to get the issues you wanna see</text:p>
          </table:table-cell>
          <table:table-cell table:number-columns-repeated="10"/>
        </table:table-row>
        <table:table-row table:style-name="ro1">
          <table:table-cell office:value-type="string">
            <text:p>2. Make sure you see the same columns as below</text:p>
          </table:table-cell>
          <table:table-cell table:number-columns-repeated="10"/>
        </table:table-row>
        <table:table-row table:style-name="ro1">
          <table:table-cell table:style-name="Default" office:value-type="string">
            <text:p>3. Export as Excel file</text:p>
          </table:table-cell>
          <table:table-cell table:number-columns-repeated="10"/>
        </table:table-row>
        <table:table-row table:style-name="ro1">
          <table:table-cell office:value-type="string">
            <text:p>4. Open the Excel file and copy/paste the columns to the position below</text:p>
          </table:table-cell>
          <table:table-cell table:number-columns-repeated="10"/>
        </table:table-row>
        <table:table-row table:style-name="ro1">
          <table:table-cell office:value-type="string">
            <text:p>5. Copy/paste the changes to the file „CHANGES“, move issues around and convert present to past in fixed issu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Issue</text:p>
          </table:table-cell>
          <table:table-cell office:value-type="string">
            <text:p>Type</text:p>
          </table:table-cell>
          <table:table-cell office:value-type="string">
            <text:p>State</text:p>
          </table:table-cell>
          <table:table-cell office:value-type="string">
            <text:p>Subcomponent</text:p>
          </table:table-cell>
          <table:table-cell office:value-type="string">
            <text:p>Summary</text:p>
          </table:table-cell>
          <table:table-cell table:number-columns-repeated="5"/>
          <table:table-cell office:value-type="string">
            <text:p>Changes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EATURE</text:p>
          </table:table-cell>
          <table:table-cell office:value-type="string">
            <text:p>RESOLVED</text:p>
          </table:table-cell>
          <table:table-cell office:value-type="string">
            <text:p>src</text:p>
          </table:table-cell>
          <table:table-cell office:value-type="string">
            <text:p>Implement display filters</text:p>
          </table:table-cell>
          <table:table-cell table:number-columns-repeated="5"/>
          <table:table-cell table:formula="oooc:=&quot;    * &quot;&amp;[.A9]&amp;&quot; &quot;&amp;IF([.B9]=&quot;FEATURE&quot;;&quot;New Feature: &quot;;IF([.B9]=&quot;DEFECT&quot;;IF([.C9]=&quot;RESOLVED&quot;;&quot;Fixed: &quot;;&quot;&quot;); IF([.B9]=&quot;ENHANCEMENT&quot;; &quot;Enhancement: &quot;; &quot;&quot;))) &amp; [.E9]" office:value-type="string" office:string-value="    * 73 New Feature: Implement display filters">
            <text:p><text:s text:c="4"/>* 73 New Feature: Implement display filters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DEFECT</text:p>
          </table:table-cell>
          <table:table-cell office:value-type="string">
            <text:p>STARTED</text:p>
          </table:table-cell>
          <table:table-cell office:value-type="string">
            <text:p>ui</text:p>
          </table:table-cell>
          <table:table-cell office:value-type="string">
            <text:p>Focus lost from file view after app switch</text:p>
          </table:table-cell>
          <table:table-cell table:number-columns-repeated="5"/>
          <table:table-cell table:formula="oooc:=&quot;    * &quot;&amp;[.A10]&amp;&quot; &quot;&amp;IF([.B10]=&quot;FEATURE&quot;;&quot;New Feature: &quot;;IF([.B10]=&quot;DEFECT&quot;;IF([.C10]=&quot;RESOLVED&quot;;&quot;Fixed: &quot;;&quot;&quot;); IF([.B10]=&quot;ENHANCEMENT&quot;; &quot;Enhancement: &quot;; &quot;&quot;))) &amp; [.E10]" office:value-type="string" office:string-value="    * 413 Focus lost from file view after app switch">
            <text:p><text:s text:c="4"/>* 413 Focus lost from file view after app switch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DEFECT</text:p>
          </table:table-cell>
          <table:table-cell office:value-type="string">
            <text:p>STARTED</text:p>
          </table:table-cell>
          <table:table-cell office:value-type="string">
            <text:p>ui</text:p>
          </table:table-cell>
          <table:table-cell office:value-type="string">
            <text:p>Concurrent actions - lack of visual feedback</text:p>
          </table:table-cell>
          <table:table-cell table:number-columns-repeated="5"/>
          <table:table-cell table:formula="oooc:=&quot;    * &quot;&amp;[.A11]&amp;&quot; &quot;&amp;IF([.B11]=&quot;FEATURE&quot;;&quot;New Feature: &quot;;IF([.B11]=&quot;DEFECT&quot;;IF([.C11]=&quot;RESOLVED&quot;;&quot;Fixed: &quot;;&quot;&quot;); IF([.B11]=&quot;ENHANCEMENT&quot;; &quot;Enhancement: &quot;; &quot;&quot;))) &amp; [.E11]" office:value-type="string" office:string-value="    * 477 Concurrent actions - lack of visual feedback">
            <text:p><text:s text:c="4"/>* 477 Concurrent actions - lack of visual feedback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Log Dialog: log column line-endings not converted</text:p>
          </table:table-cell>
          <table:table-cell table:number-columns-repeated="5"/>
          <table:table-cell table:formula="oooc:=&quot;    * &quot;&amp;[.A12]&amp;&quot; &quot;&amp;IF([.B12]=&quot;FEATURE&quot;;&quot;New Feature: &quot;;IF([.B12]=&quot;DEFECT&quot;;IF([.C12]=&quot;RESOLVED&quot;;&quot;Fixed: &quot;;&quot;&quot;); IF([.B12]=&quot;ENHANCEMENT&quot;; &quot;Enhancement: &quot;; &quot;&quot;))) &amp; [.E12]" office:value-type="string" office:string-value="    * 514 Fixed: Log Dialog: log column line-endings not converted">
            <text:p><text:s text:c="4"/>* 514 Fixed: Log Dialog: log column line-endings not converted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Pre-fill Name for Checkout/Export Command doesnt work</text:p>
          </table:table-cell>
          <table:table-cell table:number-columns-repeated="5"/>
          <table:table-cell table:formula="oooc:=&quot;    * &quot;&amp;[.A13]&amp;&quot; &quot;&amp;IF([.B13]=&quot;FEATURE&quot;;&quot;New Feature: &quot;;IF([.B13]=&quot;DEFECT&quot;;IF([.C13]=&quot;RESOLVED&quot;;&quot;Fixed: &quot;;&quot;&quot;); IF([.B13]=&quot;ENHANCEMENT&quot;; &quot;Enhancement: &quot;; &quot;&quot;))) &amp; [.E13]" office:value-type="string" office:string-value="    * 516 Fixed: Pre-fill Name for Checkout/Export Command doesnt work">
            <text:p><text:s text:c="4"/>* 516 Fixed: Pre-fill Name for Checkout/Export Command doesnt work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DEFECT</text:p>
          </table:table-cell>
          <table:table-cell office:value-type="string">
            <text:p>REOPENED</text:p>
          </table:table-cell>
          <table:table-cell office:value-type="string">
            <text:p>ui</text:p>
          </table:table-cell>
          <table:table-cell office:value-type="string">
            <text:p>Filelist update fails when there are special characetrs in the uri</text:p>
          </table:table-cell>
          <table:table-cell table:number-columns-repeated="5"/>
          <table:table-cell table:formula="oooc:=&quot;    * &quot;&amp;[.A14]&amp;&quot; &quot;&amp;IF([.B14]=&quot;FEATURE&quot;;&quot;New Feature: &quot;;IF([.B14]=&quot;DEFECT&quot;;IF([.C14]=&quot;RESOLVED&quot;;&quot;Fixed: &quot;;&quot;&quot;); IF([.B14]=&quot;ENHANCEMENT&quot;; &quot;Enhancement: &quot;; &quot;&quot;))) &amp; [.E14]" office:value-type="string" office:string-value="    * 526 Filelist update fails when there are special characetrs in the uri">
            <text:p><text:s text:c="4"/>* 526 Filelist update fails when there are special characetrs in the uri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Dialogs Show on Wrong Monitor on Multi-Monitor Windows Systems</text:p>
          </table:table-cell>
          <table:table-cell table:number-columns-repeated="5"/>
          <table:table-cell table:formula="oooc:=&quot;    * &quot;&amp;[.A15]&amp;&quot; &quot;&amp;IF([.B15]=&quot;FEATURE&quot;;&quot;New Feature: &quot;;IF([.B15]=&quot;DEFECT&quot;;IF([.C15]=&quot;RESOLVED&quot;;&quot;Fixed: &quot;;&quot;&quot;); IF([.B15]=&quot;ENHANCEMENT&quot;; &quot;Enhancement: &quot;; &quot;&quot;))) &amp; [.E15]" office:value-type="string" office:string-value="    * 527 Fixed: Dialogs Show on Wrong Monitor on Multi-Monitor Windows Systems">
            <text:p><text:s text:c="4"/>* 527 Fixed: Dialogs Show on Wrong Monitor on Multi-Monitor Windows Systems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src</text:p>
          </table:table-cell>
          <table:table-cell office:value-type="string">
            <text:p>Assertion failed when trying to move a file up one directory(../)</text:p>
          </table:table-cell>
          <table:table-cell table:number-columns-repeated="5"/>
          <table:table-cell table:formula="oooc:=&quot;    * &quot;&amp;[.A16]&amp;&quot; &quot;&amp;IF([.B16]=&quot;FEATURE&quot;;&quot;New Feature: &quot;;IF([.B16]=&quot;DEFECT&quot;;IF([.C16]=&quot;RESOLVED&quot;;&quot;Fixed: &quot;;&quot;&quot;); IF([.B16]=&quot;ENHANCEMENT&quot;; &quot;Enhancement: &quot;; &quot;&quot;))) &amp; [.E16]" office:value-type="string" office:string-value="    * 534 Fixed: Assertion failed when trying to move a file up one directory(../)">
            <text:p><text:s text:c="4"/>* 534 Fixed: Assertion failed when trying to move a file up one directory(../)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DEFECT</text:p>
          </table:table-cell>
          <table:table-cell office:value-type="string">
            <text:p>STARTED</text:p>
          </table:table-cell>
          <table:table-cell office:value-type="string">
            <text:p>src</text:p>
          </table:table-cell>
          <table:table-cell office:value-type="string">
            <text:p>Linux+Mac: locale files not installed by default</text:p>
          </table:table-cell>
          <table:table-cell table:number-columns-repeated="5"/>
          <table:table-cell table:formula="oooc:=&quot;    * &quot;&amp;[.A17]&amp;&quot; &quot;&amp;IF([.B17]=&quot;FEATURE&quot;;&quot;New Feature: &quot;;IF([.B17]=&quot;DEFECT&quot;;IF([.C17]=&quot;RESOLVED&quot;;&quot;Fixed: &quot;;&quot;&quot;); IF([.B17]=&quot;ENHANCEMENT&quot;; &quot;Enhancement: &quot;; &quot;&quot;))) &amp; [.E17]" office:value-type="string" office:string-value="    * 555 Linux+Mac: locale files not installed by default">
            <text:p><text:s text:c="4"/>* 555 Linux+Mac: locale files not installed by default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Windows/wxMSW 2.6.4: "Mondrian" logo displayed in Explorer</text:p>
          </table:table-cell>
          <table:table-cell table:number-columns-repeated="5"/>
          <table:table-cell table:formula="oooc:=&quot;    * &quot;&amp;[.A18]&amp;&quot; &quot;&amp;IF([.B18]=&quot;FEATURE&quot;;&quot;New Feature: &quot;;IF([.B18]=&quot;DEFECT&quot;;IF([.C18]=&quot;RESOLVED&quot;;&quot;Fixed: &quot;;&quot;&quot;); IF([.B18]=&quot;ENHANCEMENT&quot;; &quot;Enhancement: &quot;; &quot;&quot;))) &amp; [.E18]" office:value-type="string" office:string-value="    * 560 Fixed: Windows/wxMSW 2.6.4: &quot;Mondrian&quot; logo displayed in Explorer">
            <text:p><text:s text:c="4"/>* 560 Fixed: Windows/wxMSW 2.6.4: "Mondrian" logo displayed in Explorer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Selection not updated correctly</text:p>
          </table:table-cell>
          <table:table-cell table:number-columns-repeated="5"/>
          <table:table-cell table:formula="oooc:=&quot;    * &quot;&amp;[.A19]&amp;&quot; &quot;&amp;IF([.B19]=&quot;FEATURE&quot;;&quot;New Feature: &quot;;IF([.B19]=&quot;DEFECT&quot;;IF([.C19]=&quot;RESOLVED&quot;;&quot;Fixed: &quot;;&quot;&quot;); IF([.B19]=&quot;ENHANCEMENT&quot;; &quot;Enhancement: &quot;; &quot;&quot;))) &amp; [.E19]" office:value-type="string" office:string-value="    * 564 Fixed: Selection not updated correctly">
            <text:p><text:s text:c="4"/>* 564 Fixed: Selection not updated correctly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tests</text:p>
          </table:table-cell>
          <table:table-cell office:value-type="string">
            <text:p>Fails to build on gcc 4.3</text:p>
          </table:table-cell>
          <table:table-cell table:number-columns-repeated="5"/>
          <table:table-cell table:formula="oooc:=&quot;    * &quot;&amp;[.A20]&amp;&quot; &quot;&amp;IF([.B20]=&quot;FEATURE&quot;;&quot;New Feature: &quot;;IF([.B20]=&quot;DEFECT&quot;;IF([.C20]=&quot;RESOLVED&quot;;&quot;Fixed: &quot;;&quot;&quot;); IF([.B20]=&quot;ENHANCEMENT&quot;; &quot;Enhancement: &quot;; &quot;&quot;))) &amp; [.E20]" office:value-type="string" office:string-value="    * 571 Fixed: Fails to build on gcc 4.3">
            <text:p><text:s text:c="4"/>* 571 Fixed: Fails to build on gcc 4.3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config</text:p>
          </table:table-cell>
          <table:table-cell office:value-type="string">
            <text:p>Packaging problem: rapidsvn_generated.h was missing in tarball</text:p>
          </table:table-cell>
          <table:table-cell table:number-columns-repeated="5"/>
          <table:table-cell table:formula="oooc:=&quot;    * &quot;&amp;[.A21]&amp;&quot; &quot;&amp;IF([.B21]=&quot;FEATURE&quot;;&quot;New Feature: &quot;;IF([.B21]=&quot;DEFECT&quot;;IF([.C21]=&quot;RESOLVED&quot;;&quot;Fixed: &quot;;&quot;&quot;); IF([.B21]=&quot;ENHANCEMENT&quot;; &quot;Enhancement: &quot;; &quot;&quot;))) &amp; [.E21]" office:value-type="string" office:string-value="    * 578 Fixed: Packaging problem: rapidsvn_generated.h was missing in tarball">
            <text:p><text:s text:c="4"/>* 578 Fixed: Packaging problem: rapidsvn_generated.h was missing in tarball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Refresh with update: doubleclick on folders doesnt work</text:p>
          </table:table-cell>
          <table:table-cell table:number-columns-repeated="5"/>
          <table:table-cell table:formula="oooc:=&quot;    * &quot;&amp;[.A22]&amp;&quot; &quot;&amp;IF([.B22]=&quot;FEATURE&quot;;&quot;New Feature: &quot;;IF([.B22]=&quot;DEFECT&quot;;IF([.C22]=&quot;RESOLVED&quot;;&quot;Fixed: &quot;;&quot;&quot;); IF([.B22]=&quot;ENHANCEMENT&quot;; &quot;Enhancement: &quot;; &quot;&quot;))) &amp; [.E22]" office:value-type="string" office:string-value="    * 581 Fixed: Refresh with update: doubleclick on folders doesnt work">
            <text:p><text:s text:c="4"/>* 581 Fixed: Refresh with update: doubleclick on folders doesnt work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TASK</text:p>
          </table:table-cell>
          <table:table-cell office:value-type="string">
            <text:p>RESOLVED</text:p>
          </table:table-cell>
          <table:table-cell office:value-type="string">
            <text:p>src</text:p>
          </table:table-cell>
          <table:table-cell office:value-type="string">
            <text:p>Migrate license to GPLv3</text:p>
          </table:table-cell>
          <table:table-cell table:number-columns-repeated="5"/>
          <table:table-cell table:formula="oooc:=&quot;    * &quot;&amp;[.A23]&amp;&quot; &quot;&amp;IF([.B23]=&quot;FEATURE&quot;;&quot;New Feature: &quot;;IF([.B23]=&quot;DEFECT&quot;;IF([.C23]=&quot;RESOLVED&quot;;&quot;Fixed: &quot;;&quot;&quot;); IF([.B23]=&quot;ENHANCEMENT&quot;; &quot;Enhancement: &quot;; &quot;&quot;))) &amp; [.E23]" office:value-type="string" office:string-value="    * 582 Migrate license to GPLv3">
            <text:p><text:s text:c="4"/>* 582 Migrate license to GPLv3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Localized date format broken</text:p>
          </table:table-cell>
          <table:table-cell table:number-columns-repeated="5"/>
          <table:table-cell table:formula="oooc:=&quot;    * &quot;&amp;[.A24]&amp;&quot; &quot;&amp;IF([.B24]=&quot;FEATURE&quot;;&quot;New Feature: &quot;;IF([.B24]=&quot;DEFECT&quot;;IF([.C24]=&quot;RESOLVED&quot;;&quot;Fixed: &quot;;&quot;&quot;); IF([.B24]=&quot;ENHANCEMENT&quot;; &quot;Enhancement: &quot;; &quot;&quot;))) &amp; [.E24]" office:value-type="string" office:string-value="    * 583 Fixed: Localized date format broken">
            <text:p><text:s text:c="4"/>* 583 Fixed: Localized date format broken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svncpp</text:p>
          </table:table-cell>
          <table:table-cell office:value-type="string">
            <text:p>provide a version identifier in the headers</text:p>
          </table:table-cell>
          <table:table-cell table:number-columns-repeated="5"/>
          <table:table-cell table:formula="oooc:=&quot;    * &quot;&amp;[.A25]&amp;&quot; &quot;&amp;IF([.B25]=&quot;FEATURE&quot;;&quot;New Feature: &quot;;IF([.B25]=&quot;DEFECT&quot;;IF([.C25]=&quot;RESOLVED&quot;;&quot;Fixed: &quot;;&quot;&quot;); IF([.B25]=&quot;ENHANCEMENT&quot;; &quot;Enhancement: &quot;; &quot;&quot;))) &amp; [.E25]" office:value-type="string" office:string-value="    * 585 Enhancement: provide a version identifier in the headers">
            <text:p><text:s text:c="4"/>* 585 Enhancement: provide a version identifier in the headers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Mac: File list column disappeared</text:p>
          </table:table-cell>
          <table:table-cell table:number-columns-repeated="5"/>
          <table:table-cell table:formula="oooc:=&quot;    * &quot;&amp;[.A26]&amp;&quot; &quot;&amp;IF([.B26]=&quot;FEATURE&quot;;&quot;New Feature: &quot;;IF([.B26]=&quot;DEFECT&quot;;IF([.C26]=&quot;RESOLVED&quot;;&quot;Fixed: &quot;;&quot;&quot;); IF([.B26]=&quot;ENHANCEMENT&quot;; &quot;Enhancement: &quot;; &quot;&quot;))) &amp; [.E26]" office:value-type="string" office:string-value="    * 589 Fixed: Mac: File list column disappeared">
            <text:p><text:s text:c="4"/>* 589 Fixed: Mac: File list column disappeared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Right-clicking doesn't select tree item</text:p>
          </table:table-cell>
          <table:table-cell table:number-columns-repeated="5"/>
          <table:table-cell table:formula="oooc:=&quot;    * &quot;&amp;[.A27]&amp;&quot; &quot;&amp;IF([.B27]=&quot;FEATURE&quot;;&quot;New Feature: &quot;;IF([.B27]=&quot;DEFECT&quot;;IF([.C27]=&quot;RESOLVED&quot;;&quot;Fixed: &quot;;&quot;&quot;); IF([.B27]=&quot;ENHANCEMENT&quot;; &quot;Enhancement: &quot;; &quot;&quot;))) &amp; [.E27]" office:value-type="string" office:string-value="    * 590 Fixed: Right-clicking doesn't select tree item">
            <text:p><text:s text:c="4"/>* 590 Fixed: Right-clicking doesn't select tree item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Startup crash on WinXP with svn-1.4.6 for Apache 2.2.x</text:p>
          </table:table-cell>
          <table:table-cell table:number-columns-repeated="5"/>
          <table:table-cell table:formula="oooc:=&quot;    * &quot;&amp;[.A28]&amp;&quot; &quot;&amp;IF([.B28]=&quot;FEATURE&quot;;&quot;New Feature: &quot;;IF([.B28]=&quot;DEFECT&quot;;IF([.C28]=&quot;RESOLVED&quot;;&quot;Fixed: &quot;;&quot;&quot;); IF([.B28]=&quot;ENHANCEMENT&quot;; &quot;Enhancement: &quot;; &quot;&quot;))) &amp; [.E28]" office:value-type="string" office:string-value="    * 593 Fixed: Startup crash on WinXP with svn-1.4.6 for Apache 2.2.x">
            <text:p><text:s text:c="4"/>* 593 Fixed: Startup crash on WinXP with svn-1.4.6 for Apache 2.2.x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src</text:p>
          </table:table-cell>
          <table:table-cell office:value-type="string">
            <text:p>Warning after checkout</text:p>
          </table:table-cell>
          <table:table-cell table:number-columns-repeated="5"/>
          <table:table-cell table:formula="oooc:=&quot;    * &quot;&amp;[.A29]&amp;&quot; &quot;&amp;IF([.B29]=&quot;FEATURE&quot;;&quot;New Feature: &quot;;IF([.B29]=&quot;DEFECT&quot;;IF([.C29]=&quot;RESOLVED&quot;;&quot;Fixed: &quot;;&quot;&quot;); IF([.B29]=&quot;ENHANCEMENT&quot;; &quot;Enhancement: &quot;; &quot;&quot;))) &amp; [.E29]" office:value-type="string" office:string-value="    * 594 Fixed: Warning after checkout">
            <text:p><text:s text:c="4"/>* 594 Fixed: Warning after checkout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DnD: Needless prompting for import log</text:p>
          </table:table-cell>
          <table:table-cell table:number-columns-repeated="5"/>
          <table:table-cell table:formula="oooc:=&quot;    * &quot;&amp;[.A30]&amp;&quot; &quot;&amp;IF([.B30]=&quot;FEATURE&quot;;&quot;New Feature: &quot;;IF([.B30]=&quot;DEFECT&quot;;IF([.C30]=&quot;RESOLVED&quot;;&quot;Fixed: &quot;;&quot;&quot;); IF([.B30]=&quot;ENHANCEMENT&quot;; &quot;Enhancement: &quot;; &quot;&quot;))) &amp; [.E30]" office:value-type="string" office:string-value="    * 598 Fixed: DnD: Needless prompting for import log">
            <text:p><text:s text:c="4"/>* 598 Fixed: DnD: Needless prompting for import log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DEFECT</text:p>
          </table:table-cell>
          <table:table-cell office:value-type="string">
            <text:p>STARTED</text:p>
          </table:table-cell>
          <table:table-cell office:value-type="string">
            <text:p>ui</text:p>
          </table:table-cell>
          <table:table-cell office:value-type="string">
            <text:p>Refresh with update: DnD on file list failed</text:p>
          </table:table-cell>
          <table:table-cell table:number-columns-repeated="5"/>
          <table:table-cell table:formula="oooc:=&quot;    * &quot;&amp;[.A31]&amp;&quot; &quot;&amp;IF([.B31]=&quot;FEATURE&quot;;&quot;New Feature: &quot;;IF([.B31]=&quot;DEFECT&quot;;IF([.C31]=&quot;RESOLVED&quot;;&quot;Fixed: &quot;;&quot;&quot;); IF([.B31]=&quot;ENHANCEMENT&quot;; &quot;Enhancement: &quot;; &quot;&quot;))) &amp; [.E31]" office:value-type="string" office:string-value="    * 599 Refresh with update: DnD on file list failed">
            <text:p><text:s text:c="4"/>* 599 Refresh with update: DnD on file list failed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Cannot explicitly add ignored files</text:p>
          </table:table-cell>
          <table:table-cell table:number-columns-repeated="5"/>
          <table:table-cell table:formula="oooc:=&quot;    * &quot;&amp;[.A32]&amp;&quot; &quot;&amp;IF([.B32]=&quot;FEATURE&quot;;&quot;New Feature: &quot;;IF([.B32]=&quot;DEFECT&quot;;IF([.C32]=&quot;RESOLVED&quot;;&quot;Fixed: &quot;;&quot;&quot;); IF([.B32]=&quot;ENHANCEMENT&quot;; &quot;Enhancement: &quot;; &quot;&quot;))) &amp; [.E32]" office:value-type="string" office:string-value="    * 604 Fixed: Cannot explicitly add ignored files">
            <text:p><text:s text:c="4"/>* 604 Fixed: Cannot explicitly add ignored files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Error during filelist refresh prevents further diplay</text:p>
          </table:table-cell>
          <table:table-cell table:number-columns-repeated="5"/>
          <table:table-cell table:formula="oooc:=&quot;    * &quot;&amp;[.A33]&amp;&quot; &quot;&amp;IF([.B33]=&quot;FEATURE&quot;;&quot;New Feature: &quot;;IF([.B33]=&quot;DEFECT&quot;;IF([.C33]=&quot;RESOLVED&quot;;&quot;Fixed: &quot;;&quot;&quot;); IF([.B33]=&quot;ENHANCEMENT&quot;; &quot;Enhancement: &quot;; &quot;&quot;))) &amp; [.E33]" office:value-type="string" office:string-value="    * 605 Fixed: Error during filelist refresh prevents further diplay">
            <text:p><text:s text:c="4"/>* 605 Fixed: Error during filelist refresh prevents further diplay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FEATURE</text:p>
          </table:table-cell>
          <table:table-cell office:value-type="string">
            <text:p>RESOLVED</text:p>
          </table:table-cell>
          <table:table-cell office:value-type="string">
            <text:p>svncpp</text:p>
          </table:table-cell>
          <table:table-cell office:value-type="string">
            <text:p>Basic support for subversion 1.5</text:p>
          </table:table-cell>
          <table:table-cell table:number-columns-repeated="5"/>
          <table:table-cell table:formula="oooc:=&quot;    * &quot;&amp;[.A34]&amp;&quot; &quot;&amp;IF([.B34]=&quot;FEATURE&quot;;&quot;New Feature: &quot;;IF([.B34]=&quot;DEFECT&quot;;IF([.C34]=&quot;RESOLVED&quot;;&quot;Fixed: &quot;;&quot;&quot;); IF([.B34]=&quot;ENHANCEMENT&quot;; &quot;Enhancement: &quot;; &quot;&quot;))) &amp; [.E34]" office:value-type="string" office:string-value="    * 607 New Feature: Basic support for subversion 1.5">
            <text:p><text:s text:c="4"/>* 607 New Feature: Basic support for subversion 1.5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Multiple File Delete Triggers Multiple Commits</text:p>
          </table:table-cell>
          <table:table-cell table:number-columns-repeated="5"/>
          <table:table-cell table:formula="oooc:=&quot;    * &quot;&amp;[.A35]&amp;&quot; &quot;&amp;IF([.B35]=&quot;FEATURE&quot;;&quot;New Feature: &quot;;IF([.B35]=&quot;DEFECT&quot;;IF([.C35]=&quot;RESOLVED&quot;;&quot;Fixed: &quot;;&quot;&quot;); IF([.B35]=&quot;ENHANCEMENT&quot;; &quot;Enhancement: &quot;; &quot;&quot;))) &amp; [.E35]" office:value-type="string" office:string-value="    * 615 Fixed: Multiple File Delete Triggers Multiple Commits">
            <text:p><text:s text:c="4"/>* 615 Fixed: Multiple File Delete Triggers Multiple Commits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Copy/Move dialog does not cancel on escape key</text:p>
          </table:table-cell>
          <table:table-cell table:number-columns-repeated="5"/>
          <table:table-cell table:formula="oooc:=&quot;    * &quot;&amp;[.A36]&amp;&quot; &quot;&amp;IF([.B36]=&quot;FEATURE&quot;;&quot;New Feature: &quot;;IF([.B36]=&quot;DEFECT&quot;;IF([.C36]=&quot;RESOLVED&quot;;&quot;Fixed: &quot;;&quot;&quot;); IF([.B36]=&quot;ENHANCEMENT&quot;; &quot;Enhancement: &quot;; &quot;&quot;))) &amp; [.E36]" office:value-type="string" office:string-value="    * 626 Fixed: Copy/Move dialog does not cancel on escape key">
            <text:p><text:s text:c="4"/>* 626 Fixed: Copy/Move dialog does not cancel on escape key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TASK</text:p>
          </table:table-cell>
          <table:table-cell office:value-type="string">
            <text:p>RESOLVED</text:p>
          </table:table-cell>
          <table:table-cell office:value-type="string">
            <text:p>src</text:p>
          </table:table-cell>
          <table:table-cell office:value-type="string">
            <text:p>Change coding style to ANSI + parent outer</text:p>
          </table:table-cell>
          <table:table-cell table:number-columns-repeated="5"/>
          <table:table-cell table:formula="oooc:=&quot;    * &quot;&amp;[.A37]&amp;&quot; &quot;&amp;IF([.B37]=&quot;FEATURE&quot;;&quot;New Feature: &quot;;IF([.B37]=&quot;DEFECT&quot;;IF([.C37]=&quot;RESOLVED&quot;;&quot;Fixed: &quot;;&quot;&quot;); IF([.B37]=&quot;ENHANCEMENT&quot;; &quot;Enhancement: &quot;; &quot;&quot;))) &amp; [.E37]" office:value-type="string" office:string-value="    * 628 Change coding style to ANSI + parent outer">
            <text:p><text:s text:c="4"/>* 628 Change coding style to ANSI + parent outer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FEATURE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New: Recursive Revert</text:p>
          </table:table-cell>
          <table:table-cell table:number-columns-repeated="5"/>
          <table:table-cell table:formula="oooc:=&quot;    * &quot;&amp;[.A38]&amp;&quot; &quot;&amp;IF([.B38]=&quot;FEATURE&quot;;&quot;New Feature: &quot;;IF([.B38]=&quot;DEFECT&quot;;IF([.C38]=&quot;RESOLVED&quot;;&quot;Fixed: &quot;;&quot;&quot;); IF([.B38]=&quot;ENHANCEMENT&quot;; &quot;Enhancement: &quot;; &quot;&quot;))) &amp; [.E38]" office:value-type="string" office:string-value="    * 630 New Feature: New: Recursive Revert">
            <text:p><text:s text:c="4"/>* 630 New Feature: New: Recursive Revert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DEFECT</text:p>
          </table:table-cell>
          <table:table-cell office:value-type="string">
            <text:p>RESOLVED</text:p>
          </table:table-cell>
          <table:table-cell office:value-type="string">
            <text:p>config</text:p>
          </table:table-cell>
          <table:table-cell office:value-type="string">
            <text:p>Build broken for Linux/Subversion 1.5.1 (on Ubuntu Intrepid)</text:p>
          </table:table-cell>
          <table:table-cell table:number-columns-repeated="5"/>
          <table:table-cell table:formula="oooc:=&quot;    * &quot;&amp;[.A39]&amp;&quot; &quot;&amp;IF([.B39]=&quot;FEATURE&quot;;&quot;New Feature: &quot;;IF([.B39]=&quot;DEFECT&quot;;IF([.C39]=&quot;RESOLVED&quot;;&quot;Fixed: &quot;;&quot;&quot;); IF([.B39]=&quot;ENHANCEMENT&quot;; &quot;Enhancement: &quot;; &quot;&quot;))) &amp; [.E39]" office:value-type="string" office:string-value="    * 631 Fixed: Build broken for Linux/Subversion 1.5.1 (on Ubuntu Intrepid)">
            <text:p><text:s text:c="4"/>* 631 Fixed: Build broken for Linux/Subversion 1.5.1 (on Ubuntu Intrepid)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FEATURE</text:p>
          </table:table-cell>
          <table:table-cell office:value-type="string">
            <text:p>STARTED</text:p>
          </table:table-cell>
          <table:table-cell office:value-type="string">
            <text:p>ui</text:p>
          </table:table-cell>
          <table:table-cell office:value-type="string">
            <text:p>Ability to commit specific files</text:p>
          </table:table-cell>
          <table:table-cell table:number-columns-repeated="5"/>
          <table:table-cell table:formula="oooc:=&quot;    * &quot;&amp;[.A40]&amp;&quot; &quot;&amp;IF([.B40]=&quot;FEATURE&quot;;&quot;New Feature: &quot;;IF([.B40]=&quot;DEFECT&quot;;IF([.C40]=&quot;RESOLVED&quot;;&quot;Fixed: &quot;;&quot;&quot;); IF([.B40]=&quot;ENHANCEMENT&quot;; &quot;Enhancement: &quot;; &quot;&quot;))) &amp; [.E40]" office:value-type="string" office:string-value="    * 632 New Feature: Ability to commit specific files">
            <text:p><text:s text:c="4"/>* 632 New Feature: Ability to commit specific files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ui</text:p>
          </table:table-cell>
          <table:table-cell office:value-type="string">
            <text:p>Add toolbar tool to toggle "Show subdirectories/Flat Mode"</text:p>
          </table:table-cell>
          <table:table-cell table:number-columns-repeated="5"/>
          <table:table-cell table:formula="oooc:=&quot;    * &quot;&amp;[.A41]&amp;&quot; &quot;&amp;IF([.B41]=&quot;FEATURE&quot;;&quot;New Feature: &quot;;IF([.B41]=&quot;DEFECT&quot;;IF([.C41]=&quot;RESOLVED&quot;;&quot;Fixed: &quot;;&quot;&quot;); IF([.B41]=&quot;ENHANCEMENT&quot;; &quot;Enhancement: &quot;; &quot;&quot;))) &amp; [.E41]" office:value-type="string" office:string-value="    * 639 Enhancement: Add toolbar tool to toggle &quot;Show subdirectories/Flat Mode&quot;">
            <text:p><text:s text:c="4"/>* 639 Enhancement: Add toolbar tool to toggle "Show subdirectories/Flat Mode"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FEATURE</text:p>
          </table:table-cell>
          <table:table-cell office:value-type="string">
            <text:p>RESOLVED</text:p>
          </table:table-cell>
          <table:table-cell office:value-type="string">
            <text:p>packages</text:p>
          </table:table-cell>
          <table:table-cell office:value-type="string">
            <text:p>Drop Subversion 1.4.x support in binary packages</text:p>
          </table:table-cell>
          <table:table-cell table:number-columns-repeated="5"/>
          <table:table-cell table:formula="oooc:=&quot;    * &quot;&amp;[.A42]&amp;&quot; &quot;&amp;IF([.B42]=&quot;FEATURE&quot;;&quot;New Feature: &quot;;IF([.B42]=&quot;DEFECT&quot;;IF([.C42]=&quot;RESOLVED&quot;;&quot;Fixed: &quot;;&quot;&quot;); IF([.B42]=&quot;ENHANCEMENT&quot;; &quot;Enhancement: &quot;; &quot;&quot;))) &amp; [.E42]" office:value-type="string" office:string-value="    * 640 New Feature: Drop Subversion 1.4.x support in binary packages">
            <text:p><text:s text:c="4"/>* 640 New Feature: Drop Subversion 1.4.x support in binary packages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43]&amp;&quot; &quot;&amp;IF([.B43]=&quot;FEATURE&quot;;&quot;New Feature: &quot;;IF([.B43]=&quot;DEFECT&quot;;IF([.C43]=&quot;RESOLVED&quot;;&quot;Fixed: &quot;;&quot;&quot;); IF([.B43]=&quot;ENHANCEMENT&quot;; &quot;Enhancement: &quot;; &quot;&quot;))) &amp; [.E43]" office:value-type="string" office:string-value="    *  ">
            <text:p><text:s text:c="4"/>* <text:s/>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 office:value-type="string">
            <text:p>src</text:p>
          </table:table-cell>
          <table:table-cell office:value-type="string">
            <text:p>Add progress meter</text:p>
          </table:table-cell>
          <table:table-cell table:number-columns-repeated="5"/>
          <table:table-cell table:formula="oooc:=&quot;    * &quot;&amp;[.A44]&amp;&quot; &quot;&amp;IF([.B44]=&quot;FEATURE&quot;;&quot;New Feature: &quot;;IF([.B44]=&quot;DEFECT&quot;;IF([.C44]=&quot;RESOLVED&quot;;&quot;Fixed: &quot;;&quot;&quot;); IF([.B44]=&quot;ENHANCEMENT&quot;; &quot;Enhancement: &quot;; &quot;&quot;))) &amp; [.E44]" office:value-type="string" office:string-value="    * 12 Enhancement: Add progress meter">
            <text:p><text:s text:c="4"/>* 12 Enhancement: Add progress meter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ENHANCEMENT</text:p>
          </table:table-cell>
          <table:table-cell office:value-type="string">
            <text:p>STARTED</text:p>
          </table:table-cell>
          <table:table-cell office:value-type="string">
            <text:p>ui</text:p>
          </table:table-cell>
          <table:table-cell office:value-type="string">
            <text:p>Remember filenames, log entries between calls</text:p>
          </table:table-cell>
          <table:table-cell table:number-columns-repeated="5"/>
          <table:table-cell table:formula="oooc:=&quot;    * &quot;&amp;[.A45]&amp;&quot; &quot;&amp;IF([.B45]=&quot;FEATURE&quot;;&quot;New Feature: &quot;;IF([.B45]=&quot;DEFECT&quot;;IF([.C45]=&quot;RESOLVED&quot;;&quot;Fixed: &quot;;&quot;&quot;); IF([.B45]=&quot;ENHANCEMENT&quot;; &quot;Enhancement: &quot;; &quot;&quot;))) &amp; [.E45]" office:value-type="string" office:string-value="    * 80 Enhancement: Remember filenames, log entries between calls">
            <text:p><text:s text:c="4"/>* 80 Enhancement: Remember filenames, log entries between calls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EFECT</text:p>
          </table:table-cell>
          <table:table-cell office:value-type="string">
            <text:p>NEW</text:p>
          </table:table-cell>
          <table:table-cell office:value-type="string">
            <text:p>src</text:p>
          </table:table-cell>
          <table:table-cell office:value-type="string">
            <text:p>rapidsvn dies (no error) if disk is full</text:p>
          </table:table-cell>
          <table:table-cell table:number-columns-repeated="5"/>
          <table:table-cell table:formula="oooc:=&quot;    * &quot;&amp;[.A46]&amp;&quot; &quot;&amp;IF([.B46]=&quot;FEATURE&quot;;&quot;New Feature: &quot;;IF([.B46]=&quot;DEFECT&quot;;IF([.C46]=&quot;RESOLVED&quot;;&quot;Fixed: &quot;;&quot;&quot;); IF([.B46]=&quot;ENHANCEMENT&quot;; &quot;Enhancement: &quot;; &quot;&quot;))) &amp; [.E46]" office:value-type="string" office:string-value="    * 187 rapidsvn dies (no error) if disk is full">
            <text:p><text:s text:c="4"/>* 187 rapidsvn dies (no error) if disk is full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TASK</text:p>
          </table:table-cell>
          <table:table-cell office:value-type="string">
            <text:p>NEW</text:p>
          </table:table-cell>
          <table:table-cell office:value-type="string">
            <text:p>ui</text:p>
          </table:table-cell>
          <table:table-cell office:value-type="string">
            <text:p>Make RapidSVN Accessible according to wxWidgets guide</text:p>
          </table:table-cell>
          <table:table-cell table:number-columns-repeated="5"/>
          <table:table-cell table:formula="oooc:=&quot;    * &quot;&amp;[.A47]&amp;&quot; &quot;&amp;IF([.B47]=&quot;FEATURE&quot;;&quot;New Feature: &quot;;IF([.B47]=&quot;DEFECT&quot;;IF([.C47]=&quot;RESOLVED&quot;;&quot;Fixed: &quot;;&quot;&quot;); IF([.B47]=&quot;ENHANCEMENT&quot;; &quot;Enhancement: &quot;; &quot;&quot;))) &amp; [.E47]" office:value-type="string" office:string-value="    * 203 Make RapidSVN Accessible according to wxWidgets guide">
            <text:p><text:s text:c="4"/>* 203 Make RapidSVN Accessible according to wxWidgets guide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FEATURE</text:p>
          </table:table-cell>
          <table:table-cell office:value-type="string">
            <text:p>NEW</text:p>
          </table:table-cell>
          <table:table-cell office:value-type="string">
            <text:p>ui</text:p>
          </table:table-cell>
          <table:table-cell office:value-type="string">
            <text:p>Indicate folders with changed content</text:p>
          </table:table-cell>
          <table:table-cell table:number-columns-repeated="5"/>
          <table:table-cell table:formula="oooc:=&quot;    * &quot;&amp;[.A48]&amp;&quot; &quot;&amp;IF([.B48]=&quot;FEATURE&quot;;&quot;New Feature: &quot;;IF([.B48]=&quot;DEFECT&quot;;IF([.C48]=&quot;RESOLVED&quot;;&quot;Fixed: &quot;;&quot;&quot;); IF([.B48]=&quot;ENHANCEMENT&quot;; &quot;Enhancement: &quot;; &quot;&quot;))) &amp; [.E48]" office:value-type="string" office:string-value="    * 223 New Feature: Indicate folders with changed content">
            <text:p><text:s text:c="4"/>* 223 New Feature: Indicate folders with changed content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ENHANCEMENT</text:p>
          </table:table-cell>
          <table:table-cell office:value-type="string">
            <text:p>STARTED</text:p>
          </table:table-cell>
          <table:table-cell office:value-type="string">
            <text:p>ui</text:p>
          </table:table-cell>
          <table:table-cell office:value-type="string">
            <text:p>Additional bookmark operations</text:p>
          </table:table-cell>
          <table:table-cell table:number-columns-repeated="5"/>
          <table:table-cell table:formula="oooc:=&quot;    * &quot;&amp;[.A49]&amp;&quot; &quot;&amp;IF([.B49]=&quot;FEATURE&quot;;&quot;New Feature: &quot;;IF([.B49]=&quot;DEFECT&quot;;IF([.C49]=&quot;RESOLVED&quot;;&quot;Fixed: &quot;;&quot;&quot;); IF([.B49]=&quot;ENHANCEMENT&quot;; &quot;Enhancement: &quot;; &quot;&quot;))) &amp; [.E49]" office:value-type="string" office:string-value="    * 261 Enhancement: Additional bookmark operations">
            <text:p><text:s text:c="4"/>* 261 Enhancement: Additional bookmark operations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FEATURE</text:p>
          </table:table-cell>
          <table:table-cell office:value-type="string">
            <text:p>NEW</text:p>
          </table:table-cell>
          <table:table-cell office:value-type="string">
            <text:p>ui</text:p>
          </table:table-cell>
          <table:table-cell office:value-type="string">
            <text:p>Cache repository contents to speed up browsing</text:p>
          </table:table-cell>
          <table:table-cell table:number-columns-repeated="5"/>
          <table:table-cell table:formula="oooc:=&quot;    * &quot;&amp;[.A50]&amp;&quot; &quot;&amp;IF([.B50]=&quot;FEATURE&quot;;&quot;New Feature: &quot;;IF([.B50]=&quot;DEFECT&quot;;IF([.C50]=&quot;RESOLVED&quot;;&quot;Fixed: &quot;;&quot;&quot;); IF([.B50]=&quot;ENHANCEMENT&quot;; &quot;Enhancement: &quot;; &quot;&quot;))) &amp; [.E50]" office:value-type="string" office:string-value="    * 308 New Feature: Cache repository contents to speed up browsing">
            <text:p><text:s text:c="4"/>* 308 New Feature: Cache repository contents to speed up browsing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 office:value-type="string">
            <text:p>ui</text:p>
          </table:table-cell>
          <table:table-cell office:value-type="string">
            <text:p>Put common tasks in the left window's context menu</text:p>
          </table:table-cell>
          <table:table-cell table:number-columns-repeated="5"/>
          <table:table-cell table:formula="oooc:=&quot;    * &quot;&amp;[.A51]&amp;&quot; &quot;&amp;IF([.B51]=&quot;FEATURE&quot;;&quot;New Feature: &quot;;IF([.B51]=&quot;DEFECT&quot;;IF([.C51]=&quot;RESOLVED&quot;;&quot;Fixed: &quot;;&quot;&quot;); IF([.B51]=&quot;ENHANCEMENT&quot;; &quot;Enhancement: &quot;; &quot;&quot;))) &amp; [.E51]" office:value-type="string" office:string-value="    * 314 Enhancement: Put common tasks in the left window's context menu">
            <text:p><text:s text:c="4"/>* 314 Enhancement: Put common tasks in the left window's context menu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DEFECT</text:p>
          </table:table-cell>
          <table:table-cell office:value-type="string">
            <text:p>NEW</text:p>
          </table:table-cell>
          <table:table-cell office:value-type="string">
            <text:p>svncpp</text:p>
          </table:table-cell>
          <table:table-cell office:value-type="string">
            <text:p>Log History - Get command mingles the file if modified locally</text:p>
          </table:table-cell>
          <table:table-cell table:number-columns-repeated="5"/>
          <table:table-cell table:formula="oooc:=&quot;    * &quot;&amp;[.A52]&amp;&quot; &quot;&amp;IF([.B52]=&quot;FEATURE&quot;;&quot;New Feature: &quot;;IF([.B52]=&quot;DEFECT&quot;;IF([.C52]=&quot;RESOLVED&quot;;&quot;Fixed: &quot;;&quot;&quot;); IF([.B52]=&quot;ENHANCEMENT&quot;; &quot;Enhancement: &quot;; &quot;&quot;))) &amp; [.E52]" office:value-type="string" office:string-value="    * 467 Log History - Get command mingles the file if modified locally">
            <text:p><text:s text:c="4"/>* 467 Log History - Get command mingles the file if modified locally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EFECT</text:p>
          </table:table-cell>
          <table:table-cell office:value-type="string">
            <text:p>NEW</text:p>
          </table:table-cell>
          <table:table-cell office:value-type="string">
            <text:p>src</text:p>
          </table:table-cell>
          <table:table-cell office:value-type="string">
            <text:p>SegFault when using diff on two revisions</text:p>
          </table:table-cell>
          <table:table-cell table:number-columns-repeated="5"/>
          <table:table-cell table:formula="oooc:=&quot;    * &quot;&amp;[.A53]&amp;&quot; &quot;&amp;IF([.B53]=&quot;FEATURE&quot;;&quot;New Feature: &quot;;IF([.B53]=&quot;DEFECT&quot;;IF([.C53]=&quot;RESOLVED&quot;;&quot;Fixed: &quot;;&quot;&quot;); IF([.B53]=&quot;ENHANCEMENT&quot;; &quot;Enhancement: &quot;; &quot;&quot;))) &amp; [.E53]" office:value-type="string" office:string-value="    * 494 SegFault when using diff on two revisions">
            <text:p><text:s text:c="4"/>* 494 SegFault when using diff on two revisions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DEFECT</text:p>
          </table:table-cell>
          <table:table-cell office:value-type="string">
            <text:p>NEW</text:p>
          </table:table-cell>
          <table:table-cell office:value-type="string">
            <text:p>ui</text:p>
          </table:table-cell>
          <table:table-cell office:value-type="string">
            <text:p>Right-clicking doesn't select the file before popping up context-menu</text:p>
          </table:table-cell>
          <table:table-cell table:number-columns-repeated="5"/>
          <table:table-cell table:formula="oooc:=&quot;    * &quot;&amp;[.A54]&amp;&quot; &quot;&amp;IF([.B54]=&quot;FEATURE&quot;;&quot;New Feature: &quot;;IF([.B54]=&quot;DEFECT&quot;;IF([.C54]=&quot;RESOLVED&quot;;&quot;Fixed: &quot;;&quot;&quot;); IF([.B54]=&quot;ENHANCEMENT&quot;; &quot;Enhancement: &quot;; &quot;&quot;))) &amp; [.E54]" office:value-type="string" office:string-value="    * 542 Right-clicking doesn't select the file before popping up context-menu">
            <text:p><text:s text:c="4"/>* 542 Right-clicking doesn't select the file before popping up context-menu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DEFECT</text:p>
          </table:table-cell>
          <table:table-cell office:value-type="string">
            <text:p>NEW</text:p>
          </table:table-cell>
          <table:table-cell office:value-type="string">
            <text:p>src</text:p>
          </table:table-cell>
          <table:table-cell office:value-type="string">
            <text:p>Occassionally not saving bookmarks</text:p>
          </table:table-cell>
          <table:table-cell table:number-columns-repeated="5"/>
          <table:table-cell table:formula="oooc:=&quot;    * &quot;&amp;[.A55]&amp;&quot; &quot;&amp;IF([.B55]=&quot;FEATURE&quot;;&quot;New Feature: &quot;;IF([.B55]=&quot;DEFECT&quot;;IF([.C55]=&quot;RESOLVED&quot;;&quot;Fixed: &quot;;&quot;&quot;); IF([.B55]=&quot;ENHANCEMENT&quot;; &quot;Enhancement: &quot;; &quot;&quot;))) &amp; [.E55]" office:value-type="string" office:string-value="    * 545 Occassionally not saving bookmarks">
            <text:p><text:s text:c="4"/>* 545 Occassionally not saving bookmarks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DEFECT</text:p>
          </table:table-cell>
          <table:table-cell office:value-type="string">
            <text:p>NEW</text:p>
          </table:table-cell>
          <table:table-cell office:value-type="string">
            <text:p>ui</text:p>
          </table:table-cell>
          <table:table-cell office:value-type="string">
            <text:p>Mac: Update/Commit enabled only for files (not directory)</text:p>
          </table:table-cell>
          <table:table-cell table:number-columns-repeated="5"/>
          <table:table-cell table:formula="oooc:=&quot;    * &quot;&amp;[.A56]&amp;&quot; &quot;&amp;IF([.B56]=&quot;FEATURE&quot;;&quot;New Feature: &quot;;IF([.B56]=&quot;DEFECT&quot;;IF([.C56]=&quot;RESOLVED&quot;;&quot;Fixed: &quot;;&quot;&quot;); IF([.B56]=&quot;ENHANCEMENT&quot;; &quot;Enhancement: &quot;; &quot;&quot;))) &amp; [.E56]" office:value-type="string" office:string-value="    * 547 Mac: Update/Commit enabled only for files (not directory)">
            <text:p><text:s text:c="4"/>* 547 Mac: Update/Commit enabled only for files (not directory)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DEFECT</text:p>
          </table:table-cell>
          <table:table-cell office:value-type="string">
            <text:p>NEW</text:p>
          </table:table-cell>
          <table:table-cell office:value-type="string">
            <text:p>ui</text:p>
          </table:table-cell>
          <table:table-cell office:value-type="string">
            <text:p>Mac: Update dialog doesnt respond to ENTER key</text:p>
          </table:table-cell>
          <table:table-cell table:number-columns-repeated="5"/>
          <table:table-cell table:formula="oooc:=&quot;    * &quot;&amp;[.A57]&amp;&quot; &quot;&amp;IF([.B57]=&quot;FEATURE&quot;;&quot;New Feature: &quot;;IF([.B57]=&quot;DEFECT&quot;;IF([.C57]=&quot;RESOLVED&quot;;&quot;Fixed: &quot;;&quot;&quot;); IF([.B57]=&quot;ENHANCEMENT&quot;; &quot;Enhancement: &quot;; &quot;&quot;))) &amp; [.E57]" office:value-type="string" office:string-value="    * 548 Mac: Update dialog doesnt respond to ENTER key">
            <text:p><text:s text:c="4"/>* 548 Mac: Update dialog doesnt respond to ENTER key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DEFECT</text:p>
          </table:table-cell>
          <table:table-cell office:value-type="string">
            <text:p>NEW</text:p>
          </table:table-cell>
          <table:table-cell office:value-type="string">
            <text:p>svncpp</text:p>
          </table:table-cell>
          <table:table-cell office:value-type="string">
            <text:p>svn::Info implementation incomplete</text:p>
          </table:table-cell>
          <table:table-cell table:number-columns-repeated="5"/>
          <table:table-cell table:formula="oooc:=&quot;    * &quot;&amp;[.A58]&amp;&quot; &quot;&amp;IF([.B58]=&quot;FEATURE&quot;;&quot;New Feature: &quot;;IF([.B58]=&quot;DEFECT&quot;;IF([.C58]=&quot;RESOLVED&quot;;&quot;Fixed: &quot;;&quot;&quot;); IF([.B58]=&quot;ENHANCEMENT&quot;; &quot;Enhancement: &quot;; &quot;&quot;))) &amp; [.E58]" office:value-type="string" office:string-value="    * 586 svn::Info implementation incomplete">
            <text:p><text:s text:c="4"/>* 586 svn::Info implementation incomplete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DEFECT</text:p>
          </table:table-cell>
          <table:table-cell office:value-type="string">
            <text:p>NEW</text:p>
          </table:table-cell>
          <table:table-cell office:value-type="string">
            <text:p>ui</text:p>
          </table:table-cell>
          <table:table-cell office:value-type="string">
            <text:p>Mac: Filelist order broken (first files and then folders, folders in wrong order)</text:p>
          </table:table-cell>
          <table:table-cell table:number-columns-repeated="5"/>
          <table:table-cell table:formula="oooc:=&quot;    * &quot;&amp;[.A59]&amp;&quot; &quot;&amp;IF([.B59]=&quot;FEATURE&quot;;&quot;New Feature: &quot;;IF([.B59]=&quot;DEFECT&quot;;IF([.C59]=&quot;RESOLVED&quot;;&quot;Fixed: &quot;;&quot;&quot;); IF([.B59]=&quot;ENHANCEMENT&quot;; &quot;Enhancement: &quot;; &quot;&quot;))) &amp; [.E59]" office:value-type="string" office:string-value="    * 634 Mac: Filelist order broken (first files and then folders, folders in wrong order)">
            <text:p><text:s text:c="4"/>* 634 Mac: Filelist order broken (first files and then folders, folders in wrong order)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60]&amp;&quot; &quot;&amp;IF([.B60]=&quot;FEATURE&quot;;&quot;New Feature: &quot;;IF([.B60]=&quot;DEFECT&quot;;IF([.C60]=&quot;RESOLVED&quot;;&quot;Fixed: &quot;;&quot;&quot;); IF([.B60]=&quot;ENHANCEMENT&quot;; &quot;Enhancement: &quot;; &quot;&quot;))) &amp; [.E60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61]&amp;&quot; &quot;&amp;IF([.B61]=&quot;FEATURE&quot;;&quot;New Feature: &quot;;IF([.B61]=&quot;DEFECT&quot;;IF([.C61]=&quot;RESOLVED&quot;;&quot;Fixed: &quot;;&quot;&quot;); IF([.B61]=&quot;ENHANCEMENT&quot;; &quot;Enhancement: &quot;; &quot;&quot;))) &amp; [.E61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62]&amp;&quot; &quot;&amp;IF([.B62]=&quot;FEATURE&quot;;&quot;New Feature: &quot;;IF([.B62]=&quot;DEFECT&quot;;IF([.C62]=&quot;RESOLVED&quot;;&quot;Fixed: &quot;;&quot;&quot;); IF([.B62]=&quot;ENHANCEMENT&quot;; &quot;Enhancement: &quot;; &quot;&quot;))) &amp; [.E62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63]&amp;&quot; &quot;&amp;IF([.B63]=&quot;FEATURE&quot;;&quot;New Feature: &quot;;IF([.B63]=&quot;DEFECT&quot;;IF([.C63]=&quot;RESOLVED&quot;;&quot;Fixed: &quot;;&quot;&quot;); IF([.B63]=&quot;ENHANCEMENT&quot;; &quot;Enhancement: &quot;; &quot;&quot;))) &amp; [.E63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64]&amp;&quot; &quot;&amp;IF([.B64]=&quot;FEATURE&quot;;&quot;New Feature: &quot;;IF([.B64]=&quot;DEFECT&quot;;IF([.C64]=&quot;RESOLVED&quot;;&quot;Fixed: &quot;;&quot;&quot;); IF([.B64]=&quot;ENHANCEMENT&quot;; &quot;Enhancement: &quot;; &quot;&quot;))) &amp; [.E64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65]&amp;&quot; &quot;&amp;IF([.B65]=&quot;FEATURE&quot;;&quot;New Feature: &quot;;IF([.B65]=&quot;DEFECT&quot;;IF([.C65]=&quot;RESOLVED&quot;;&quot;Fixed: &quot;;&quot;&quot;); IF([.B65]=&quot;ENHANCEMENT&quot;; &quot;Enhancement: &quot;; &quot;&quot;))) &amp; [.E65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66]&amp;&quot; &quot;&amp;IF([.B66]=&quot;FEATURE&quot;;&quot;New Feature: &quot;;IF([.B66]=&quot;DEFECT&quot;;IF([.C66]=&quot;RESOLVED&quot;;&quot;Fixed: &quot;;&quot;&quot;); IF([.B66]=&quot;ENHANCEMENT&quot;; &quot;Enhancement: &quot;; &quot;&quot;))) &amp; [.E66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67]&amp;&quot; &quot;&amp;IF([.B67]=&quot;FEATURE&quot;;&quot;New Feature: &quot;;IF([.B67]=&quot;DEFECT&quot;;IF([.C67]=&quot;RESOLVED&quot;;&quot;Fixed: &quot;;&quot;&quot;); IF([.B67]=&quot;ENHANCEMENT&quot;; &quot;Enhancement: &quot;; &quot;&quot;))) &amp; [.E67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68]&amp;&quot; &quot;&amp;IF([.B68]=&quot;FEATURE&quot;;&quot;New Feature: &quot;;IF([.B68]=&quot;DEFECT&quot;;IF([.C68]=&quot;RESOLVED&quot;;&quot;Fixed: &quot;;&quot;&quot;); IF([.B68]=&quot;ENHANCEMENT&quot;; &quot;Enhancement: &quot;; &quot;&quot;))) &amp; [.E68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69]&amp;&quot; &quot;&amp;IF([.B69]=&quot;FEATURE&quot;;&quot;New Feature: &quot;;IF([.B69]=&quot;DEFECT&quot;;IF([.C69]=&quot;RESOLVED&quot;;&quot;Fixed: &quot;;&quot;&quot;); IF([.B69]=&quot;ENHANCEMENT&quot;; &quot;Enhancement: &quot;; &quot;&quot;))) &amp; [.E69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70]&amp;&quot; &quot;&amp;IF([.B70]=&quot;FEATURE&quot;;&quot;New Feature: &quot;;IF([.B70]=&quot;DEFECT&quot;;IF([.C70]=&quot;RESOLVED&quot;;&quot;Fixed: &quot;;&quot;&quot;); IF([.B70]=&quot;ENHANCEMENT&quot;; &quot;Enhancement: &quot;; &quot;&quot;))) &amp; [.E70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71]&amp;&quot; &quot;&amp;IF([.B71]=&quot;FEATURE&quot;;&quot;New Feature: &quot;;IF([.B71]=&quot;DEFECT&quot;;IF([.C71]=&quot;RESOLVED&quot;;&quot;Fixed: &quot;;&quot;&quot;); IF([.B71]=&quot;ENHANCEMENT&quot;; &quot;Enhancement: &quot;; &quot;&quot;))) &amp; [.E71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72]&amp;&quot; &quot;&amp;IF([.B72]=&quot;FEATURE&quot;;&quot;New Feature: &quot;;IF([.B72]=&quot;DEFECT&quot;;IF([.C72]=&quot;RESOLVED&quot;;&quot;Fixed: &quot;;&quot;&quot;); IF([.B72]=&quot;ENHANCEMENT&quot;; &quot;Enhancement: &quot;; &quot;&quot;))) &amp; [.E72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73]&amp;&quot; &quot;&amp;IF([.B73]=&quot;FEATURE&quot;;&quot;New Feature: &quot;;IF([.B73]=&quot;DEFECT&quot;;IF([.C73]=&quot;RESOLVED&quot;;&quot;Fixed: &quot;;&quot;&quot;); IF([.B73]=&quot;ENHANCEMENT&quot;; &quot;Enhancement: &quot;; &quot;&quot;))) &amp; [.E73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74]&amp;&quot; &quot;&amp;IF([.B74]=&quot;FEATURE&quot;;&quot;New Feature: &quot;;IF([.B74]=&quot;DEFECT&quot;;IF([.C74]=&quot;RESOLVED&quot;;&quot;Fixed: &quot;;&quot;&quot;); IF([.B74]=&quot;ENHANCEMENT&quot;; &quot;Enhancement: &quot;; &quot;&quot;))) &amp; [.E74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75]&amp;&quot; &quot;&amp;IF([.B75]=&quot;FEATURE&quot;;&quot;New Feature: &quot;;IF([.B75]=&quot;DEFECT&quot;;IF([.C75]=&quot;RESOLVED&quot;;&quot;Fixed: &quot;;&quot;&quot;); IF([.B75]=&quot;ENHANCEMENT&quot;; &quot;Enhancement: &quot;; &quot;&quot;))) &amp; [.E75]" office:value-type="string" office:string-value="    *  ">
            <text:p><text:s text:c="4"/>* <text:s/></text:p>
          </table:table-cell>
        </table:table-row>
        <table:table-row table:style-name="ro1">
          <table:table-cell table:number-columns-repeated="3" table:style-name="Default"/>
          <table:table-cell table:style-name="Default"/>
          <table:table-cell table:style-name="Default"/>
          <table:table-cell table:number-columns-repeated="5"/>
          <table:table-cell table:formula="oooc:=&quot;    * &quot;&amp;[.A76]&amp;&quot; &quot;&amp;IF([.B76]=&quot;FEATURE&quot;;&quot;New Feature: &quot;;IF([.B76]=&quot;DEFECT&quot;;IF([.C76]=&quot;RESOLVED&quot;;&quot;Fixed: &quot;;&quot;&quot;); IF([.B76]=&quot;ENHANCEMENT&quot;; &quot;Enhancement: &quot;; &quot;&quot;))) &amp; [.E76]" office:value-type="string" office:string-value="    *  ">
            <text:p><text:s text:c="4"/>* <text:s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0">20.03.2009</text:date>, <text:time>00:18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Alexander Mueller</dc:creator>
    <dc:date>2009-03-20T00:18:37</dc:date>
    <meta:editing-cycles>1</meta:editing-cycles>
    <meta:editing-duration>PT29M41S</meta:editing-duration>
    <meta:user-defined meta:name="Info 1"/>
    <meta:user-defined meta:name="Info 2"/>
    <meta:user-defined meta:name="Info 3"/>
    <meta:user-defined meta:name="Info 4"/>
    <meta:document-statistic meta:table-count="1" meta:cell-count="402"/>
  </office:meta>
</office:document-meta>
</file>